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ccb8" officeooo:paragraph-rsid="000eccb8"/>
    </style:style>
    <style:style style:name="P2" style:family="paragraph" style:parent-style-name="Standard">
      <style:text-properties officeooo:rsid="00100035" officeooo:paragraph-rsid="00100035"/>
    </style:style>
    <style:style style:name="T1" style:family="text">
      <style:text-properties officeooo:rsid="001000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ntroduction :</text:p>
      <text:p text:style-name="P1">Suite à votre appel téléphonique, m'indiquant votre souhait de stopper notre projet, je me permet de vous proposer des solutions alternatives qui peuvent répondre à vos problématique<text:span text:style-name="T1">s</text:span>. <text:s text:c="2"/></text:p>
      <text:p text:style-name="P1"/>
      <text:p text:style-name="P2">Situation :</text:p>
      <text:p text:style-name="P1">Vous nous avez mandaté pour la refonte de votre site institutionnelle car celui-ci ne répond plus au attente de vos clients et de votre image. Nous avons déjà établi le cahier des charges fonctionnel et technique et nous travaillons actuellement sur les premières maquettes graphiques. </text:p>
      <text:p text:style-name="P1">Votre projet de fusion avec l'entreprise 2 a abouti et doit être effectif dans un an. </text:p>
      <text:p text:style-name="P1"/>
      <text:p text:style-name="P2">Présentation des alternatives :</text:p>
      <text:p text:style-name="P2"/>
      <text:p text:style-name="P2"/>
      <text:p text:style-name="P2">Comparatif sommaire des alternatives :</text:p>
      <text:p text:style-name="P2"/>
      <text:p text:style-name="P2"/>
      <text:p text:style-name="P2">Argumentaire alternative retenu :</text:p>
      <text:p text:style-name="P2"/>
      <text:p text:style-name="P2"/>
      <text:p text:style-name="P2">Conclusion :</text:p>
      <text:p text:style-name="P2">Je reste à votre disposition pour vous expliciter plus amplement de ces alternatives ou de tout autres suggestion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6:12:54.252028000</meta:creation-date>
    <meta:generator>LibreOffice/5.0.2.2$MacOSX_X86_64 LibreOffice_project/37b43f919e4de5eeaca9b9755ed688758a8251fe</meta:generator>
    <dc:date>2016-10-27T11:44:19.343988000</dc:date>
    <meta:editing-duration>PT2H13M16S</meta:editing-duration>
    <meta:editing-cycles>2</meta:editing-cycles>
    <meta:document-statistic meta:table-count="0" meta:image-count="0" meta:object-count="0" meta:page-count="1" meta:paragraph-count="10" meta:word-count="125" meta:character-count="815" meta:non-whitespace-character-count="693"/>
  </office:meta>
</office:document-meta>
</file>